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2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ECUTION (12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enemies often attack (129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enemies can never annihilate her (129:2, 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ERSECUTION (12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TITION (129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TITION (129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y Israel's enemies be defeated and disgraced, not receiving God's blessing (129:5, 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May they dry up like grass, which is ignored by the harvester and despised by the binder (129:67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9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ERSECUTION (129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TITION (129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9 </dc:title>
    <meta:initial-creator>David STRICKLAND</meta:initial-creator>
    <dc:creator>David STRICKLAND</dc:creator>
    <meta:creation-date>2020-02-22T17:39:51Z</meta:creation-date>
    <dc:date>2020-02-22T17:39:51Z</dc:date>
    <meta:template xlink:href="BibleStudy" xlink:type="simple"/>
    <meta:editing-cycles>1</meta:editing-cycles>
    <meta:editing-duration>PT0S</meta:editing-duration>
    <meta:document-statistic meta:paragraph-count="14" meta:word-count="101"/>
  </office:meta>
</office:document-meta>
</file>